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030c" officeooo:paragraph-rsid="001e030c"/>
    </style:style>
    <style:style style:name="P2" style:family="paragraph" style:parent-style-name="Standard">
      <style:paragraph-properties fo:text-align="justify" style:justify-single-word="false"/>
      <style:text-properties officeooo:rsid="001fcc3e" officeooo:paragraph-rsid="001fcc3e"/>
    </style:style>
    <style:style style:name="T1" style:family="text">
      <style:text-properties fo:color="#000000" loext:opacity="100%" style:font-name="HelveticaNeue" fo:font-size="11pt" style:text-underline-style="none" style:font-size-asian="11pt"/>
    </style:style>
    <style:style style:name="T2" style:family="text">
      <style:text-properties fo:color="#000000" loext:opacity="100%" style:font-name="HelveticaNeue" fo:font-size="11pt" style:text-underline-style="none" officeooo:rsid="0018ee4b" style:font-size-asian="11pt"/>
    </style:style>
    <style:style style:name="T3" style:family="text">
      <style:text-properties fo:color="#000000" loext:opacity="100%" style:font-name="HelveticaNeue" fo:font-size="11pt" style:text-underline-style="none" officeooo:rsid="001fcc3e" style:font-size-asian="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G</text:span><text:span text:style-name="T1">iven that my app and the weather API server are in distinct part of the world there is a time delay between running the code and getting back a response. This can result in slow user experi</text:span><text:span text:style-name="T3">e</text:span><text:span text:style-name="T1">nce. If you are distributing a product or service, user experience remains the key for the user to come back. This specific problem can be solved by local storage. By accumulating the data locally, the user can refresh the page, request the data as many times or as fast as their device is capable of. The local data can be updates every so often, ten to fifteen minutes would </text:span><text:span text:style-name="T3">be</text:span><text:span text:style-name="T1"> good because the weather takes time to alter.</text:span></text:p>
      <text:p text:style-name="P1"><text:span text:style-name="T1">Given that you have to pay for your weather information after your traffic hits a certain number of calls, it makes sense to make a cal</text:span><text:span text:style-name="T3">l</text:span><text:span text:style-name="T1"> ever</text:span><text:span text:style-name="T3">y</text:span><text:span text:style-name="T1"> five or ten minutes and store the data locally. At that point you can handle the user traffics by using the stored information or even your own server. This is an effective solution for a business which provides the service to a broad number of customers. This will additionally allow the business to customise the data sent to customers, sending a personalised weather. If the user traffic comes to your server then there is an opportunity to gather information on users and use this information to develop the service, product further, so that the customer </text:span><text:span text:style-name="T3">b</text:span><text:span text:style-name="T1">ase of the business stays strong. </text:span></text:p>
      <text:p text:style-name="P2"><text:span text:style-name="T1">It might not be a worthy idea to base your product or service to rely on a third party service. This gamble may not pay off. If the server goes down or there is some other issues with the service you rely on, then you are not in control. You will be unable to tell your users when or how the service going to resume. To have the data for a week or two stored locally will alleviate the pressure when something goes wrong. This will allow you time to figure out the problem and resolve i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7T11:10:51.179267766</meta:creation-date>
    <dc:date>2021-02-17T12:54:35.456140615</dc:date>
    <meta:editing-duration>PT3M9S</meta:editing-duration>
    <meta:editing-cycles>2</meta:editing-cycles>
    <meta:generator>LibreOffice/7.1.0.3$MacOSX_X86_64 LibreOffice_project/f6099ecf3d29644b5008cc8f48f42f4a40986e4c</meta:generator>
    <meta:document-statistic meta:table-count="0" meta:image-count="0" meta:object-count="0" meta:page-count="1" meta:paragraph-count="3" meta:word-count="339" meta:character-count="1842" meta:non-whitespace-character-count="1504"/>
  </office:meta>
</office:document-meta>
</file>